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5965" officeooo:paragraph-rsid="001b5965"/>
    </style:style>
    <style:style style:name="P2" style:family="paragraph" style:parent-style-name="Standard">
      <style:text-properties officeooo:rsid="001b5965" officeooo:paragraph-rsid="001b5965"/>
    </style:style>
    <style:style style:name="P3" style:family="paragraph" style:parent-style-name="Standard">
      <style:text-properties officeooo:rsid="001c9bbd" officeooo:paragraph-rsid="001c9bbd"/>
    </style:style>
    <style:style style:name="P4" style:family="paragraph" style:parent-style-name="Standard">
      <style:text-properties officeooo:paragraph-rsid="001c9bbd"/>
    </style:style>
    <style:style style:name="P5" style:family="paragraph" style:parent-style-name="Standard">
      <style:text-properties officeooo:paragraph-rsid="001d3f2c"/>
    </style:style>
    <style:style style:name="P6" style:family="paragraph" style:parent-style-name="Standard">
      <style:text-properties officeooo:rsid="001f2deb" officeooo:paragraph-rsid="001f2deb"/>
    </style:style>
    <style:style style:name="P7" style:family="paragraph" style:parent-style-name="Standard">
      <style:text-properties officeooo:rsid="001f2deb" officeooo:paragraph-rsid="001f8885"/>
    </style:style>
    <style:style style:name="P8" style:family="paragraph" style:parent-style-name="Standard">
      <style:text-properties officeooo:rsid="001f8885" officeooo:paragraph-rsid="001f8885"/>
    </style:style>
    <style:style style:name="P9" style:family="paragraph" style:parent-style-name="Standard">
      <style:text-properties officeooo:paragraph-rsid="001f8885"/>
    </style:style>
    <style:style style:name="T1" style:family="text">
      <style:text-properties officeooo:rsid="001c9bbd"/>
    </style:style>
    <style:style style:name="T2" style:family="text">
      <style:text-properties officeooo:rsid="001d3f2c"/>
    </style:style>
    <style:style style:name="T3" style:family="text">
      <style:text-properties officeooo:rsid="001f8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ażda technologia która się tu będę ekscytował jest prosta i stworzona po to by <text:span text:style-name="T2">było </text:span>na<text:span text:style-name="T2">m</text:span> łatwiej i będzie inaczej nas adsorbowała.</text:p>
      <text:p text:style-name="P3"/>
      <text:p text:style-name="P7">Mogli byśmy <text:span text:style-name="T3">sprzeczać się gie kończy i zaczyna ekologia czy słomka z papieru jest bardziej ekologiczna od chleba pakowanego w foliowy worek ale może stworze taki dział i tam będę się produkował.</text:span></text:p>
      <text:p text:style-name="P3"/>
      <text:p text:style-name="P9"><text:span text:style-name="T3">Tymczasem myślę ze turbiny wiatrowe są najbardziej ekologicznym sposobem produkcji prądu.</text:span></text:p>
      <text:p text:style-name="P9"><text:span text:style-name="T2">Ciekawe rozwiązania dla Kolumny, skupiam się na Kolumnie bo jest mi bliska sercu. Opisuje tu to co może wspomóc nasze sieci energetyczne i dać nam trochę światła w czasach kiedy możemy mieć problem w dostępie do sieci w czasie wiatrów lub śnieżyc.</text:span></text:p>
      <text:p text:style-name="P8"/>
      <text:p text:style-name="P5"/>
      <text:p text:style-name="P6"/>
      <text:p text:style-name="P8"/>
      <text:p text:style-name="P4">Najlepszym i najbardziej pożądanym rozwiązaniem dla nas, Turbiny wiatrowe, to technologia która jest najbardziej opracowana, wiatraki znamy od stuleci, silnik elektryczny mamy dopracowany do perfekcji od ponad 100lat. <text:span text:style-name="T1">Wiatr ma tyle samo plusów i minusów ale okazuje się ze wieje też w nocy co ma trochę przewagi nad słońcem. Choć jest to uzupełnienie dla fotowoltaiki.</text:span></text:p>
      <text:p text:style-name="P4"/>
      <text:p text:style-name="P1"/>
      <text:p text:style-name="P1">Ciekawym rozwiązaniem dla <text:span text:style-name="T2">K</text:span>olumny są systemy tak zwane OFF-Grid które są wstanie wspomagać prace sieci energetycznej w małych i dużych miejscowościach.</text:p>
      <text:p text:style-name="P1">Jak to działa:</text:p>
      <text:p text:style-name="P1">System OFF-Grid jest odłączoną od sieci fotowoltaiką, takim agregatem prądotwórczym który nie potrzebuje paliwa do produkcji prądu, oczywiście dla sceptyków ten system nie produkuje prądu w nocy. Ale wystarczy się przestawić z działaniami prądożernymi na dzień i możemy wspomaga nasze sieci energetyczn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1:10:39.112000000</meta:creation-date>
    <dc:date>2024-04-26T14:38:10.348000000</dc:date>
    <meta:editing-duration>PT35M1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228" meta:character-count="1497" meta:non-whitespace-character-count="1277"/>
  </office:meta>
</office:document-meta>
</file>